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erdana" svg:font-family="Verdana, sans-serif"/>
    <style:font-face style:name="FreeSans1" svg:font-family="FreeSans" style:font-family-generic="swiss"/>
    <style:font-face style:name="TH Sarabun New" svg:font-family="'TH Sarabun New'" style:font-pitch="variable"/>
    <style:font-face style:name="Cordia New" svg:font-family="'Cordia New'" style:font-family-generic="roman" style:font-pitch="variable"/>
    <style:font-face style:name="Liberation Serif" svg:font-family="'Liberation Serif'" style:font-family-generic="roman" style:font-pitch="variable"/>
    <style:font-face style:name="TH Sarabun New1" svg:font-family="'TH Sarabun New'" style:font-family-generic="roman" style:font-pitch="variable"/>
    <style:font-face style:name="TH SarabunPSK" svg:font-family="'TH SarabunPSK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Cordia New1" svg:font-family="'Cordia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H Sarabun New2" svg:font-family="'TH Sarabun New'" style:font-family-generic="system" style:font-pitch="variable"/>
    <style:font-face style:name="TH SarabunPSK1" svg:font-family="'TH SarabunPSK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6" style:family="table">
      <style:table-properties style:width="6.7625in" fo:margin-top="0in" fo:margin-bottom="0in" table:align="center" style:writing-mode="lr-tb"/>
    </style:style>
    <style:style style:name="Table16.A" style:family="table-column">
      <style:table-column-properties style:column-width="0.4368in"/>
    </style:style>
    <style:style style:name="Table16.B" style:family="table-column">
      <style:table-column-properties style:column-width="6.3257in"/>
    </style:style>
    <style:style style:name="Table16.1" style:family="table-row">
      <style:table-row-properties style:min-row-height="0.3153in" fo:keep-together="auto"/>
    </style:style>
    <style:style style:name="Table16.A1" style:family="table-cell">
      <style:table-cell-properties fo:padding-left="0.075in" fo:padding-right="0.075in" fo:padding-top="0in" fo:padding-bottom="0in" fo:border="none"/>
    </style:style>
    <style:style style:name="P1" style:family="paragraph" style:parent-style-name="Standard">
      <style:paragraph-properties fo:margin-left="0.2957in" fo:margin-right="0.2953in" fo:text-align="center" style:justify-single-word="false" fo:text-indent="-0.0984in" style:auto-text-indent="false"/>
      <style:text-properties style:font-name="TH Sarabun New" fo:font-size="16pt" fo:font-weight="normal" officeooo:paragraph-rsid="00141e76" style:font-size-asian="16pt" style:font-weight-asian="normal" style:font-name-complex="TH Sarabun New" style:font-size-complex="16pt" style:font-weight-complex="normal"/>
    </style:style>
    <style:style style:name="P2" style:family="paragraph" style:parent-style-name="Standard">
      <loext:graphic-properties draw:fill="solid" draw:fill-color="#ffffff" draw:opacity="100%"/>
      <style:paragraph-properties fo:margin-top="0in" fo:margin-bottom="0.0165in" loext:contextual-spacing="true" style:line-height-at-least="0.25in" fo:background-color="#ffffff"/>
      <style:text-properties fo:color="#000000" style:font-name="TH Sarabun New" fo:font-size="16pt" fo:font-weight="normal" officeooo:paragraph-rsid="00141e76" style:font-name-asian="Times New Roman" style:font-size-asian="16pt" style:font-weight-asian="normal" style:font-name-complex="TH Sarabun New" style:font-size-complex="16pt" style:font-weight-complex="normal"/>
    </style:style>
    <style:style style:name="P3" style:family="paragraph" style:parent-style-name="Standard">
      <style:paragraph-properties fo:margin-left="0.5in" fo:margin-right="0in" fo:text-indent="0in" style:auto-text-indent="false"/>
      <style:text-properties style:font-name="TH Sarabun New" fo:font-size="16pt" fo:font-weight="normal" officeooo:paragraph-rsid="00141e76" style:font-size-asian="16pt" style:font-weight-asian="normal" style:font-name-complex="TH Sarabun New" style:font-size-complex="16pt" style:font-weight-complex="normal"/>
    </style:style>
    <style:style style:name="P4" style:family="paragraph" style:parent-style-name="Standard">
      <style:paragraph-properties fo:margin-left="0.5in" fo:margin-right="0in" fo:text-align="center" style:justify-single-word="false" fo:text-indent="0in" style:auto-text-indent="false"/>
      <style:text-properties style:font-name="TH Sarabun New" fo:font-size="16pt" fo:font-weight="normal" officeooo:rsid="00061945" officeooo:paragraph-rsid="00141e76" style:font-size-asian="16pt" style:font-weight-asian="normal" style:font-name-complex="TH Sarabun New" style:font-size-complex="16pt" style:font-weight-complex="normal"/>
    </style:style>
    <style:style style:name="P5" style:family="paragraph" style:parent-style-name="Standard">
      <style:text-properties style:font-name="TH Sarabun New" fo:font-size="16pt" fo:language="th" fo:country="TH" fo:font-weight="normal" officeooo:rsid="0014b79d" officeooo:paragraph-rsid="0014b79d" style:font-size-asian="16pt" style:font-weight-asian="normal" style:font-name-complex="TH Sarabun New" style:font-size-complex="16pt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font-name="TH Sarabun New" fo:font-size="16pt" fo:font-weight="normal" officeooo:rsid="00061945" officeooo:paragraph-rsid="00061945" style:font-size-asian="16pt" style:font-weight-asian="normal" style:font-name-complex="TH Sarabun New" style:font-size-complex="16pt" style:font-weight-complex="normal"/>
    </style:style>
    <style:style style:name="P7" style:family="paragraph" style:parent-style-name="Standard">
      <style:text-properties style:font-name="TH Sarabun New" fo:font-size="16pt" fo:font-weight="normal" officeooo:paragraph-rsid="00093969" style:font-size-asian="16pt" style:font-weight-asian="normal" style:font-name-complex="TH Sarabun New" style:font-size-complex="16pt" style:font-weight-complex="normal"/>
    </style:style>
    <style:style style:name="P8" style:family="paragraph" style:parent-style-name="Standard">
      <style:text-properties style:font-name="TH Sarabun New" fo:font-size="16pt" fo:font-weight="normal" officeooo:paragraph-rsid="000a2f32" style:font-size-asian="16pt" style:font-weight-asian="normal" style:font-name-complex="TH Sarabun New" style:font-size-complex="16pt" style:font-weight-complex="normal"/>
    </style:style>
    <style:style style:name="P9" style:family="paragraph" style:parent-style-name="Standard">
      <style:text-properties style:font-name="TH Sarabun New" fo:font-size="16pt" fo:font-weight="normal" officeooo:paragraph-rsid="000b4872" style:font-size-asian="16pt" style:font-weight-asian="normal" style:font-name-complex="TH Sarabun New" style:font-size-complex="16pt" style:font-weight-complex="normal"/>
    </style:style>
    <style:style style:name="P10" style:family="paragraph" style:parent-style-name="Standard">
      <style:text-properties style:font-name="TH Sarabun New" fo:font-size="16pt" fo:font-weight="normal" officeooo:paragraph-rsid="0014b79d" style:font-size-asian="16pt" style:font-weight-asian="normal" style:font-name-complex="TH Sarabun New" style:font-size-complex="16pt" style:font-weight-complex="normal"/>
    </style:style>
    <style:style style:name="P11" style:family="paragraph" style:parent-style-name="Standard">
      <style:text-properties fo:color="#cccccc" style:font-name="TH Sarabun New" fo:font-size="16pt" fo:font-weight="normal" officeooo:paragraph-rsid="000a2f32" style:font-size-asian="16pt" style:font-weight-asian="normal" style:font-name-complex="TH Sarabun New" style:font-size-complex="16pt" style:font-weight-complex="normal"/>
    </style:style>
    <style:style style:name="P12" style:family="paragraph" style:parent-style-name="Standard">
      <style:text-properties fo:color="#dddddd" style:font-name="TH Sarabun New" fo:font-size="16pt" fo:language="th" fo:country="TH" fo:font-weight="normal" officeooo:rsid="0011c3cf" officeooo:paragraph-rsid="0014b79d" style:font-size-asian="16pt" style:font-weight-asian="normal" style:font-name-complex="TH Sarabun New" style:font-size-complex="16pt" style:font-weight-complex="normal"/>
    </style:style>
    <style:style style:name="P13" style:family="paragraph" style:parent-style-name="Heading_20_1">
      <style:text-properties style:font-name="TH Sarabun New" fo:font-size="16pt" fo:language="th" fo:country="TH" fo:font-weight="normal" officeooo:rsid="001c5c4b" officeooo:paragraph-rsid="001c5c4b" style:font-size-asian="16pt" style:font-weight-asian="normal" style:font-name-complex="TH Sarabun New" style:font-size-complex="16pt" style:font-weight-complex="normal"/>
    </style:style>
    <style:style style:name="P14" style:family="paragraph" style:parent-style-name="Heading_20_1">
      <style:text-properties style:font-name="TH Sarabun New" fo:font-size="16pt" fo:font-weight="normal" officeooo:paragraph-rsid="001c5c4b" style:font-size-asian="16pt" style:font-weight-asian="normal" style:font-name-complex="TH Sarabun New" style:font-size-complex="16pt" style:font-weight-complex="normal"/>
    </style:style>
    <style:style style:name="P15" style:family="paragraph" style:parent-style-name="ราชการ">
      <style:paragraph-properties fo:margin-left="0in" fo:margin-right="0.0193in" fo:text-align="center" style:justify-single-word="false" fo:text-indent="0in" style:auto-text-indent="false">
        <style:tab-stops>
          <style:tab-stop style:position="0.0665in"/>
          <style:tab-stop style:position="0.2807in"/>
          <style:tab-stop style:position="0.4402in"/>
        </style:tab-stops>
      </style:paragraph-properties>
      <style:text-properties style:font-name="TH Sarabun New" fo:font-size="16pt" fo:font-weight="normal" officeooo:paragraph-rsid="00141e76" style:font-size-asian="16pt" style:font-weight-asian="normal" style:font-name-complex="TH Sarabun New" style:font-size-complex="16pt" style:font-weight-complex="normal"/>
    </style:style>
    <style:style style:name="P16" style:family="paragraph" style:parent-style-name="ราชการ">
      <style:paragraph-properties fo:margin-left="0in" fo:margin-right="0.0193in" fo:text-align="center" style:justify-single-word="false" fo:text-indent="0in" style:auto-text-indent="false"/>
      <style:text-properties style:font-name="TH Sarabun New" fo:font-size="16pt" fo:font-weight="normal" officeooo:paragraph-rsid="00141e76" style:font-size-asian="16pt" style:font-weight-asian="normal" style:font-name-complex="TH Sarabun New" style:font-size-complex="16pt" style:font-weight-complex="normal"/>
    </style:style>
    <style:style style:name="P17" style:family="paragraph" style:parent-style-name="ราชการ">
      <style:text-properties style:font-name="TH Sarabun New" fo:font-size="16pt" fo:font-weight="normal" officeooo:paragraph-rsid="00141e76" style:font-size-asian="16pt" style:font-weight-asian="normal" style:font-name-complex="TH Sarabun New" style:font-size-complex="16pt" style:font-weight-complex="normal"/>
    </style:style>
    <style:style style:name="P18" style:family="paragraph" style:parent-style-name="Heading_20_2">
      <style:text-properties officeooo:paragraph-rsid="001c5c4b"/>
    </style:style>
    <style:style style:name="P19" style:family="paragraph" style:parent-style-name="Heading_20_2">
      <style:text-properties style:font-name="TH Sarabun New" fo:font-size="16pt" fo:font-weight="normal" officeooo:paragraph-rsid="00184b8d" style:font-size-asian="16pt" style:font-weight-asian="normal" style:font-name-complex="TH Sarabun New" style:font-size-complex="16pt" style:font-weight-complex="normal"/>
    </style:style>
    <style:style style:name="P20" style:family="paragraph" style:parent-style-name="Heading_20_2">
      <style:text-properties style:font-name="TH Sarabun New" fo:font-size="16pt" fo:font-weight="normal" officeooo:paragraph-rsid="001c5c4b" style:font-size-asian="16pt" style:font-weight-asian="normal" style:font-name-complex="TH Sarabun New" style:font-size-complex="16pt" style:font-weight-complex="normal"/>
    </style:style>
    <style:style style:name="P21" style:family="paragraph" style:parent-style-name="Standard">
      <loext:graphic-properties draw:fill="solid" draw:fill-color="#ffffff" draw:opacity="100%"/>
      <style:paragraph-properties fo:margin-top="0in" fo:margin-bottom="0.0165in" loext:contextual-spacing="true" style:line-height-at-least="0.25in" fo:background-color="#ffffff"/>
      <style:text-properties fo:color="#000000" style:font-name="TH Sarabun New" fo:font-size="16pt" fo:font-weight="normal" officeooo:paragraph-rsid="00141e76" style:font-name-asian="Times New Roman" style:font-size-asian="16pt" style:font-weight-asian="normal" style:font-name-complex="TH Sarabun New" style:font-size-complex="16pt" style:font-weight-complex="normal"/>
    </style:style>
    <style:style style:name="P22" style:family="paragraph" style:parent-style-name="AD">
      <style:paragraph-properties fo:text-align="start" style:justify-single-word="false"/>
      <style:text-properties style:font-name="TH Sarabun New" fo:font-size="16pt" fo:font-weight="normal" officeooo:rsid="00083def" officeooo:paragraph-rsid="001d2a7b" style:font-size-asian="16pt" style:font-weight-asian="normal" style:font-name-complex="TH Sarabun New" style:font-size-complex="16pt" style:font-weight-complex="normal"/>
    </style:style>
    <style:style style:name="P23" style:family="paragraph" style:parent-style-name="AD">
      <style:paragraph-properties fo:text-align="start" style:justify-single-word="false"/>
      <style:text-properties officeooo:paragraph-rsid="001d2a7b"/>
    </style:style>
    <style:style style:name="T1" style:family="text">
      <style:text-properties fo:language="th" fo:country="TH" officeooo:rsid="00065b87"/>
    </style:style>
    <style:style style:name="T2" style:family="text">
      <style:text-properties fo:language="th" fo:country="TH" officeooo:rsid="00083def"/>
    </style:style>
    <style:style style:name="T3" style:family="text">
      <style:text-properties fo:language="th" fo:country="TH" officeooo:rsid="00093969"/>
    </style:style>
    <style:style style:name="T4" style:family="text">
      <style:text-properties fo:language="th" fo:country="TH" officeooo:rsid="000a2f32"/>
    </style:style>
    <style:style style:name="T5" style:family="text">
      <style:text-properties fo:language="th" fo:country="TH" officeooo:rsid="0014b79d"/>
    </style:style>
    <style:style style:name="T6" style:family="text">
      <style:text-properties fo:language="th" fo:country="TH" officeooo:rsid="00184b8d"/>
    </style:style>
    <style:style style:name="T7" style:family="text">
      <style:text-properties fo:language="th" fo:country="TH" officeooo:rsid="0019be45"/>
    </style:style>
    <style:style style:name="T8" style:family="text">
      <style:text-properties fo:language="th" fo:country="TH" officeooo:rsid="001c5c4b"/>
    </style:style>
    <style:style style:name="T9" style:family="text">
      <style:text-properties fo:language="th" fo:country="TH" fo:font-style="italic" style:font-name-asian="TH SarabunPSK1" style:font-style-asian="italic" style:font-name-complex="TH Sarabun New2" style:font-style-complex="italic"/>
    </style:style>
    <style:style style:name="T10" style:family="text">
      <style:text-properties fo:color="#cccccc" fo:language="th" fo:country="TH" officeooo:rsid="00093969"/>
    </style:style>
    <style:style style:name="T11" style:family="text">
      <style:text-properties fo:color="#cccccc" fo:language="th" fo:country="TH" officeooo:rsid="000b4872"/>
    </style:style>
    <style:style style:name="T12" style:family="text">
      <style:text-properties fo:color="#000000" style:font-name-asian="Times New Roman"/>
    </style:style>
    <style:style style:name="T13" style:family="text">
      <style:text-properties officeooo:rsid="0014b79d"/>
    </style:style>
    <style:style style:name="T14" style:family="text">
      <style:text-properties style:font-name="TH Sarabun New" fo:font-size="16pt" fo:language="th" fo:country="TH" fo:font-weight="normal" officeooo:rsid="001c5c4b" style:font-size-asian="16pt" style:font-weight-asian="normal" style:font-name-complex="TH Sarabun New" style:font-size-complex="16pt" style:font-weight-complex="normal"/>
    </style:style>
    <style:style style:name="T15" style:family="text">
      <style:text-properties style:font-name="TH Sarabun New" fo:font-size="16pt" fo:language="th" fo:country="TH" fo:font-weight="normal" officeooo:rsid="0014b79d" style:font-size-asian="16pt" style:font-weight-asian="normal" style:font-name-complex="TH Sarabun New" style:font-size-complex="16pt" style:font-weight-complex="normal"/>
    </style:style>
    <style:style style:name="T16" style:family="text">
      <style:text-properties fo:font-size="16pt" fo:language="th" fo:country="TH" style:font-size-asian="16pt" style:font-name-complex="TH Sarabun New2" style:font-size-complex="16pt"/>
    </style:style>
    <style:style style:name="T17" style:family="text">
      <style:text-properties fo:font-size="16pt" fo:language="th" fo:country="TH" fo:font-weight="normal" style:font-size-asian="16pt" style:font-weight-asian="normal" style:font-name-complex="TH Sarabun New2" style:font-size-complex="16pt" style:font-weight-complex="normal"/>
    </style:style>
    <style:style style:name="T18" style:family="text">
      <style:text-properties fo:font-size="16pt" fo:language="th" fo:country="TH" fo:font-style="italic" fo:font-weight="normal" style:font-name-asian="TH SarabunPSK1" style:font-size-asian="16pt" style:font-style-asian="italic" style:font-weight-asian="normal" style:font-name-complex="TH Sarabun New2" style:font-size-complex="16pt" style:font-style-complex="italic" style:font-weight-complex="normal"/>
    </style:style>
    <style:style style:name="T19" style:family="text">
      <style:text-properties fo:font-size="16pt" fo:language="th" fo:country="TH" fo:font-style="italic" style:font-name-asian="TH SarabunPSK1" style:font-size-asian="16pt" style:font-style-asian="italic" style:font-name-complex="TH Sarabun New2" style:font-size-complex="16pt" style:font-style-complex="italic"/>
    </style:style>
    <style:style style:name="T20" style:family="text">
      <style:text-properties fo:font-size="16pt" fo:font-weight="normal" style:font-name-asian="TH SarabunPSK1" style:font-size-asian="16pt" style:font-weight-asian="normal" style:font-name-complex="TH Sarabun New2" style:font-size-complex="16pt" style:font-weight-complex="normal"/>
    </style:style>
    <style:style style:name="T21" style:family="text">
      <style:text-properties fo:font-size="16pt" style:font-size-asian="16pt" style:font-name-complex="TH Sarabun New2" style:font-size-complex="16pt"/>
    </style:style>
    <style:style style:name="T22" style:family="text">
      <style:text-properties style:font-name="TH Sarabun New1" fo:font-size="16pt" fo:language="th" fo:country="TH" fo:font-style="italic" fo:font-weight="normal" style:font-name-asian="TH SarabunPSK1" style:font-size-asian="16pt" style:font-style-asian="italic" style:font-weight-asian="normal" style:font-size-complex="16pt" style:font-style-complex="italic" style:font-weight-complex="normal"/>
    </style:style>
    <style:style style:name="T23" style:family="text">
      <style:text-properties style:font-name="TH Sarabun New1" fo:font-size="16pt" fo:language="th" fo:country="TH" style:font-size-asian="16pt" style:font-size-complex="16pt"/>
    </style:style>
    <style:style style:name="T24" style:family="text">
      <style:text-properties style:font-name="TH Sarabun New1" fo:font-size="16pt" fo:language="th" fo:country="TH" fo:font-weight="normal" style:font-size-asian="16pt" style:font-weight-asian="normal" style:font-size-complex="16pt" style:font-weight-complex="normal"/>
    </style:style>
    <style:style style:name="T25" style:family="text">
      <style:text-properties style:font-name="TH Sarabun New1" fo:font-size="16pt" fo:font-weight="normal" style:font-name-asian="TH SarabunPSK1" style:font-size-asian="16pt" style:font-weight-asian="normal" style:font-size-complex="16pt" style:font-weight-complex="normal"/>
    </style:style>
    <style:style style:name="T26" style:family="text">
      <style:text-properties style:font-name="TH Sarabun New1" fo:font-size="16pt" style:font-size-asian="16pt" style:font-size-complex="16pt"/>
    </style:style>
    <style:style style:name="T27" style:family="text">
      <style:text-properties style:font-name="TH Sarabun New1" fo:language="th" fo:country="TH" fo:font-style="italic" style:font-name-asian="TH SarabunPSK1" style:font-style-asian="italic" style:font-style-complex="italic"/>
    </style:style>
    <style:style style:name="T28" style:family="text">
      <style:text-properties fo:font-style="italic" style:font-name-asian="TH SarabunPSK1" style:font-style-asian="italic" style:font-name-complex="TH Sarabun New2" style:font-style-complex="itali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บรรณานุกรม</text:p>
      <text:p text:style-name="P1"/>
      <table:table table:name="Table16" table:style-name="Table16">
        <table:table-column table:style-name="Table16.A"/>
        <table:table-column table:style-name="Table16.B"/>
        <table:table-row table:style-name="Table16.1">
          <table:table-cell table:style-name="Table16.A1" office:value-type="string">
            <text:p text:style-name="P15">[ 1 ]</text:p>
          </table:table-cell>
          <table:table-cell table:style-name="Table16.A1" office:value-type="string">
            <text:p text:style-name="P2">พร้อมเลิศ หล่อวิจิตร (2555). คู่มือเขียนแอพแอนดรอยด์สำหรับผู้เริ่มต้น. พิมพ์ครั้งที่ 2. กรุงเทพฯ :</text:p>
            <text:p text:style-name="P2">โปรวิชั่น, 2555.</text:p>
          </table:table-cell>
        </table:table-row>
        <table:table-row table:style-name="Table16.1">
          <table:table-cell table:style-name="Table16.A1" office:value-type="string">
            <text:p text:style-name="P15">[ 2 ]</text:p>
          </table:table-cell>
          <table:table-cell table:style-name="Table16.A1" office:value-type="string">
            <text:p text:style-name="P2">พันจันทร์ ธนวัฒนเสถียร (2556). Flash CS6 สำหรับผู้เริ่มต้น. พิมพ์ครั้งที่ 1. กรุงเทพฯ :</text:p>
            <text:p text:style-name="P2">รีไววา, 2556.</text:p>
          </table:table-cell>
        </table:table-row>
        <table:table-row table:style-name="Table16.1">
          <table:table-cell table:style-name="Table16.A1" office:value-type="string">
            <text:p text:style-name="P15">[ 3 ]</text:p>
          </table:table-cell>
          <table:table-cell table:style-name="Table16.A1" office:value-type="string">
            <text:p text:style-name="P17">โรเจอร์, ริค. (2555). โค๊ดลัด สร้างเกมเด็ด บนแอนดรอยด์. (แปลจากเรื่อง Learning Android game programming โดย ธีรเดช โอทกานนท์) ( พิมพ์ครั้งที่ 1). กรุงเทพฯ : </text:p>
            <text:p text:style-name="P17">ทรู ดิจิตอล คอนเท้นท์ แอนด์ มีเดีย, 2555</text:p>
          </table:table-cell>
        </table:table-row>
        <table:table-row table:style-name="Table16.1">
          <table:table-cell table:style-name="Table16.A1" office:value-type="string">
            <text:p text:style-name="P16">[ 4 ]</text:p>
          </table:table-cell>
          <table:table-cell table:style-name="Table16.A1" office:value-type="string">
            <text:p text:style-name="P17">แอนดรอยด์ <text:s/>(ระบบปฏิบัติการ). <text:s/>สืบค้นเมื่อ 26 <text:span text:style-name="T12">เมษายน 2556</text:span>.</text:p>
          </table:table-cell>
        </table:table-row>
        <table:table-row table:style-name="Table16.1">
          <table:table-cell table:style-name="Table16.A1" office:value-type="string">
            <text:p text:style-name="P15"/>
          </table:table-cell>
          <table:table-cell table:style-name="Table16.A1" office:value-type="string">
            <text:p text:style-name="P2"/>
          </table:table-cell>
        </table:table-row>
      </table:table>
      <text:p text:style-name="P3"/>
      <text:p text:style-name="P3"/>
      <text:p text:style-name="P4"/>
      <text:p text:style-name="P6"/>
      <text:p text:style-name="P6">บรรณานุกรม</text:p>
      <text:p text:style-name="P23"><text:span text:style-name="T25">บทที่ </text:span><text:span text:style-name="T20">1 </text:span><text:span text:style-name="T25">รู้จักกับแอนดรอยด์</text:span><text:span text:style-name="T20">.</text:span><text:span text:style-name="T25">สืบค้นเมื่อ </text:span><text:span text:style-name="T20">9 </text:span><text:span text:style-name="T25">มิถุนายน </text:span><text:span text:style-name="T20">2560, </text:span><text:span text:style-name="T25">จาก</text:span><text:span text:style-name="T20">http://www.sourcecode.in.th/articles.php?id=71</text:span></text:p>
      <text:p text:style-name="P23"><text:span text:style-name="T23">ประเภทของระบบปฏิบัติการแอนดรอยด์</text:span><text:span text:style-name="T16">.</text:span><text:span text:style-name="T23">สือค้นเมื่อวันที่ </text:span><text:span text:style-name="T16">9 </text:span><text:span text:style-name="T23">มิถุนายน </text:span><text:span text:style-name="T16">2560, </text:span><text:span text:style-name="T23">จาก </text:span><text:span text:style-name="T16">http://android-basicapp.blogspot.com/2012/12/blog-post.html </text:span></text:p>
      <text:p text:style-name="P23"><text:span text:style-name="T16">Tutorial :: Android :: </text:span><text:span text:style-name="T23">ความรู้เบื้องต้น </text:span><text:span text:style-name="T16">:: Application Component </text:span><text:span text:style-name="T23">ใน </text:span><text:span text:style-name="T16">Android Application.</text:span><text:span text:style-name="T23">สืบค้นเมื่อ </text:span><text:span text:style-name="T16">9 </text:span><text:span text:style-name="T23">มิถุนายน </text:span><text:span text:style-name="T16">2560, </text:span><text:span text:style-name="T23">จาก </text:span><text:span text:style-name="T16">http://tutorial.function.in.th/android/application-component </text:span></text:p>
      <text:p text:style-name="P23"><text:span text:style-name="T21">[Android Code] </text:span><text:span text:style-name="T26">การทำ </text:span><text:span text:style-name="T21">Text To Speech </text:span><text:span text:style-name="T26">เพื่ออ่านข้อความที่ต้องการ</text:span><text:span text:style-name="T21">.</text:span><text:span text:style-name="T26">สืบค้นเมื่อวันที่ </text:span><text:span text:style-name="T21">15 </text:span><text:span text:style-name="T26">มิถุนายน </text:span><text:span text:style-name="T21">2560, </text:span><text:span text:style-name="T26">จาก</text:span></text:p>
      <text:p text:style-name="P23"><text:span text:style-name="T21">http://www.akexorcist.com/2013/08/android-code-text-to-speech.html</text:span></text:p>
      <text:p text:style-name="P23"><text:span text:style-name="T16">[Android Code] </text:span><text:span text:style-name="T23">เปลี่ยนเสียงพูดให้กลายเป็นข้อความด้วย </text:span><text:span text:style-name="T16">Voice Recognition.</text:span><text:span text:style-name="T23">สืบค้นเมื่อวันที่ </text:span><text:span text:style-name="T16">16 </text:span><text:span text:style-name="T23">มิถุนายน </text:span><text:span text:style-name="T16">2560, </text:span><text:span text:style-name="T23">จาก </text:span><text:span text:style-name="T16">http://www.akexorcist.com/2013/0e-sqlite.html</text:span></text:p>
      <text:p text:style-name="P23"><text:span text:style-name="T17">Gesture </text:span><text:span text:style-name="T24">คืออะไร </text:span><text:span text:style-name="T17">?.</text:span><text:span text:style-name="T24">สืบค้นเมื่อวันที่ </text:span><text:span text:style-name="T17">16 </text:span><text:span text:style-name="T24">มิถุนายน </text:span><text:span text:style-name="T17">2560, </text:span><text:span text:style-name="T24">จาก </text:span><text:span text:style-name="T17">http://www.thaidroid-appvisor.com/2012/06/what-is-gesture.html</text:span></text:p>
      <text:p text:style-name="P23"><text:span text:style-name="T26">พื้นฐาน </text:span><text:span text:style-name="T21">Android Gestures Swipe/flip Sliding </text:span><text:span text:style-name="T26">ตรวจสอบการ </text:span><text:span text:style-name="T21">Sliding </text:span><text:span text:style-name="T26">บนหน้าจอ</text:span><text:span text:style-name="T16">.</text:span><text:span text:style-name="T23">สืบค้นเมื่อวันที่ </text:span><text:span text:style-name="T16">16 </text:span><text:span text:style-name="T23">มิถุนายน </text:span><text:span text:style-name="T16">2560, </text:span><text:span text:style-name="T23">จาก </text:span><text:span text:style-name="T16">http://www.thaicreate.com/mobile/android-gestures-sliding-screen.html</text:span></text:p>
      <text:p text:style-name="P23"><text:span text:style-name="T18">GestureOverlayView - Android Widgets Example .</text:span><text:span text:style-name="T22">สืบค้นเมื่อวันที่ </text:span><text:span text:style-name="T18">16 </text:span><text:span text:style-name="T22">มิถุนายน </text:span><text:span text:style-name="T18">2560, </text:span><text:span text:style-name="T22">จาก </text:span><text:span text:style-name="T18">http://www.thaicreate.com/mobile/android-gestureoverlayview.html</text:span><text:span text:style-name="T19"> </text:span><text:span text:style-name="T16">8/android-code-string-speech-recognizer.html </text:span></text:p>
      <text:p text:style-name="P23"><text:soft-page-break/><text:span text:style-name="T16">[Android Code] </text:span><text:span text:style-name="T23">ฐานข้อมูล </text:span><text:span text:style-name="T16">SQLite </text:span><text:span text:style-name="T23">ถ้าเข้าใจก็ไม่ใช่เรื่องยาก</text:span><text:span text:style-name="T16">.</text:span><text:span text:style-name="T23">สืบค้นเมื่อวันที่ </text:span><text:span text:style-name="T16">16 </text:span><text:span text:style-name="T23">มิถุนายน </text:span><text:span text:style-name="T16">2560, </text:span><text:span text:style-name="T23">จาก </text:span><text:span text:style-name="T16">http://www.akexorcist.com/2013/01/android-code-sqlite.html</text:span></text:p>
      <text:p text:style-name="P23"><text:span text:style-name="T17">Gesture </text:span><text:span text:style-name="T24">คืออะไร </text:span><text:span text:style-name="T17">?.</text:span><text:span text:style-name="T24">สืบค้นเมื่อวันที่ </text:span><text:span text:style-name="T17">16 </text:span><text:span text:style-name="T24">มิถุนายน </text:span><text:span text:style-name="T17">2560, </text:span><text:span text:style-name="T24">จาก </text:span><text:span text:style-name="T17">http://www.thaidroid-appvisor.com/2012/06/what-is-gesture.html</text:span></text:p>
      <text:p text:style-name="P23"><text:span text:style-name="T26">พื้นฐาน </text:span><text:span text:style-name="T21">Android Gestures Swipe/flip Sliding </text:span><text:span text:style-name="T26">ตรวจสอบการ </text:span><text:span text:style-name="T21">Sliding </text:span><text:span text:style-name="T26">บนหน้าจอ</text:span><text:span text:style-name="T16">.</text:span><text:span text:style-name="T23">สืบค้นเมื่อวันที่ </text:span><text:span text:style-name="T16">16 </text:span><text:span text:style-name="T23">มิถุนายน </text:span><text:span text:style-name="T16">2560, </text:span><text:span text:style-name="T23">จาก </text:span><text:span text:style-name="T16">http://www.thaicreate.com/mobile/android-gestures-sliding-screen.html</text:span></text:p>
      <text:p text:style-name="P22"><text:span text:style-name="T9">GestureOverlayView - Android Widgets Example .</text:span><text:span text:style-name="T27">สืบค้นเมื่อวันที่ </text:span><text:span text:style-name="T9">16 </text:span><text:span text:style-name="T27">มิถุนายน </text:span><text:span text:style-name="T9">2560, </text:span><text:span text:style-name="T27">จาก </text:span><text:span text:style-name="T9">http://www.thaicreate.com/mobile/android-gestureoverlayview.html</text:span><text:span text:style-name="T28">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Verdana" svg:font-family="Verdana, sans-serif"/>
    <style:font-face style:name="FreeSans1" svg:font-family="FreeSans" style:font-family-generic="swiss"/>
    <style:font-face style:name="TH Sarabun New" svg:font-family="'TH Sarabun New'" style:font-pitch="variable"/>
    <style:font-face style:name="Cordia New" svg:font-family="'Cordia New'" style:font-family-generic="roman" style:font-pitch="variable"/>
    <style:font-face style:name="Liberation Serif" svg:font-family="'Liberation Serif'" style:font-family-generic="roman" style:font-pitch="variable"/>
    <style:font-face style:name="TH Sarabun New1" svg:font-family="'TH Sarabun New'" style:font-family-generic="roman" style:font-pitch="variable"/>
    <style:font-face style:name="TH SarabunPSK" svg:font-family="'TH SarabunPSK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Cordia New1" svg:font-family="'Cordia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H Sarabun New2" svg:font-family="'TH Sarabun New'" style:font-family-generic="system" style:font-pitch="variable"/>
    <style:font-face style:name="TH SarabunPSK1" svg:font-family="'TH SarabunPSK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ราชการ" style:family="paragraph" style:parent-style-name="Standard" style:default-outline-level="">
      <style:paragraph-properties fo:margin-top="0in" fo:margin-bottom="0in" loext:contextual-spacing="false" fo:text-align="start" style:justify-single-word="false" fo:keep-with-next="auto"/>
      <style:text-properties style:font-name="Cordia New" fo:font-family="'Cordia New'" style:font-family-generic="roman" style:font-pitch="variable" style:font-name-asian="Calibri" style:font-family-asian="Calibri" style:font-family-generic-asian="system" style:font-pitch-asian="variable" style:font-name-complex="Cordia New1" style:font-family-complex="'Cordia New'" style:font-family-generic-complex="system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AD" style:family="paragraph" style:parent-style-name="Standard" style:default-outline-level="">
      <style:paragraph-properties fo:margin-top="0in" fo:margin-bottom="0in" loext:contextual-spacing="false" fo:text-align="start" style:justify-single-word="false"/>
      <style:text-properties style:font-name="TH Sarabun New1" fo:font-family="'TH Sarabun New'" style:font-family-generic="roman" style:font-pitch="variable" fo:font-size="16pt" style:font-size-asian="16pt" style:font-name-complex="TH Sarabun New2" style:font-family-complex="'TH Sarabun New'" style:font-family-generic-complex="system" style:font-pitch-complex="variable" style:font-size-complex="16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9T14:30:33.811760616</meta:creation-date>
    <dc:date>2017-06-30T13:36:38.241496993</dc:date>
    <meta:editing-duration>PT16H23M10S</meta:editing-duration>
    <meta:editing-cycles>14</meta:editing-cycles>
    <meta:generator>LibreOffice/5.1.6.2$Linux_X86_64 LibreOffice_project/10m0$Build-2</meta:generator>
    <meta:document-statistic meta:table-count="1" meta:image-count="0" meta:object-count="0" meta:page-count="2" meta:paragraph-count="26" meta:word-count="939" meta:character-count="2123" meta:non-whitespace-character-count="1952"/>
  </office:meta>
</office:document-meta>
</file>